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Bradley (4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1-3)</text:p>
          </table:table-cell>
          <table:table-cell office:value-type="string">
            <text:p>20</text:p>
          </table:table-cell>
          <table:table-cell office:value-type="string">
            <text:p>17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adle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244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</table:table>
      <table:table table:name="Sheet 2">
        <table:table-row>
          <table:table-cell office:value-type="string">
            <text:p>Bradle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Yavianliz Rosad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issa Schovanec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5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rica Haslag 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6</text:p>
          </table:table-cell>
          <table:table-cell office:value-type="string">
            <text:p>.44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ichaela Hoff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mie Livaudais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y Ihrk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Hannah Angeli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ttany Lownd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athryn Graf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2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aylor Thiel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Emma Raleigh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2</text:p>
          </table:table-cell>
          <table:table-cell office:value-type="string">
            <text:p>109</text:p>
          </table:table-cell>
          <table:table-cell office:value-type="string">
            <text:p>.294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2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9</text:p>
          </table:table-cell>
          <table:table-cell office:value-type="string">
            <text:p>115</text:p>
          </table:table-cell>
          <table:table-cell office:value-type="string">
            <text:p>.157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